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6d76c3a" officeooo:paragraph-rsid="06d76c3a" style:font-size-asian="16pt" style:font-size-complex="16pt"/>
    </style:style>
    <style:style style:name="P2" style:family="paragraph" style:parent-style-name="Standard">
      <style:text-properties style:font-name="Sans-serif" fo:font-weight="bold" officeooo:rsid="06dff1f5" officeooo:paragraph-rsid="0adc4939" style:font-weight-asian="bold" style:font-weight-complex="bold"/>
    </style:style>
    <style:style style:name="P3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4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5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7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8" style:family="paragraph" style:parent-style-name="Standard">
      <style:text-properties style:font-name="Sans-serif" fo:font-weight="bold" officeooo:rsid="077070cb" officeooo:paragraph-rsid="0adc4939" style:font-weight-asian="bold" style:font-weight-complex="bold"/>
    </style:style>
    <style:style style:name="P9" style:family="paragraph" style:parent-style-name="Standard">
      <style:text-properties style:font-name="Sans-serif" fo:font-weight="bold" officeooo:rsid="077070cb" officeooo:paragraph-rsid="0ae35a48" style:font-weight-asian="bold" style:font-weight-complex="bold"/>
    </style:style>
    <style:style style:name="P10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11" style:family="paragraph" style:parent-style-name="Standard">
      <style:text-properties style:font-name="Sans-serif" fo:font-weight="bold" officeooo:rsid="087dfff2" officeooo:paragraph-rsid="0ae126f8" style:font-weight-asian="bold" style:font-weight-complex="bold"/>
    </style:style>
    <style:style style:name="P12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13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14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15" style:family="paragraph" style:parent-style-name="Standard">
      <style:text-properties style:font-name="Sans-serif" fo:font-weight="bold" officeooo:rsid="099c19a4" officeooo:paragraph-rsid="09a266a6" style:font-weight-asian="bold" style:font-weight-complex="bold"/>
    </style:style>
    <style:style style:name="P16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17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18" style:family="paragraph" style:parent-style-name="Standard">
      <style:text-properties style:font-name="Sans-serif" fo:font-weight="bold" officeooo:rsid="0ae9781d" officeooo:paragraph-rsid="0af57d2f" style:font-weight-asian="bold" style:font-weight-complex="bold"/>
    </style:style>
    <style:style style:name="P19" style:family="paragraph" style:parent-style-name="Standard">
      <style:text-properties style:font-name="Sans-serif" fo:font-weight="bold" officeooo:rsid="0ae9781d" officeooo:paragraph-rsid="0af6c9b7" style:font-weight-asian="bold" style:font-weight-complex="bold"/>
    </style:style>
    <style:style style:name="P20" style:family="paragraph" style:parent-style-name="Standard">
      <style:text-properties style:font-name="Sans-serif" fo:font-weight="bold" officeooo:rsid="0ae9781d" officeooo:paragraph-rsid="0b1146ea" style:font-weight-asian="bold" style:font-weight-complex="bold"/>
    </style:style>
    <style:style style:name="P21" style:family="paragraph" style:parent-style-name="Standard">
      <style:text-properties style:font-name="Sans-serif" fo:font-weight="bold" officeooo:rsid="0af6c9b7" officeooo:paragraph-rsid="0af6c9b7" style:font-weight-asian="bold" style:font-weight-complex="bold"/>
    </style:style>
    <style:style style:name="P22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23" style:family="paragraph" style:parent-style-name="Standard">
      <style:text-properties style:font-name="Sans-serif" fo:font-size="9pt" fo:font-weight="normal" officeooo:rsid="0880bbfa" officeooo:paragraph-rsid="0add5d00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Sans-serif" fo:font-size="9pt" fo:font-weight="normal" officeooo:rsid="0880bbfa" officeooo:paragraph-rsid="0ad59d2c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Sans-serif" fo:font-size="9pt" fo:font-style="normal" fo:font-weight="normal" officeooo:rsid="0af06519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Sans-serif" fo:font-size="9pt" fo:font-style="normal" fo:font-weight="normal" officeooo:rsid="0af50c52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weight="normal" officeooo:rsid="0ab0d59d" officeooo:paragraph-rsid="0ab5e2b8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6de3436" officeooo:paragraph-rsid="0adc4939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35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36" style:family="paragraph" style:parent-style-name="Standard">
      <style:text-properties style:font-name="Sans-serif" fo:font-weight="normal" officeooo:rsid="06d76c3a" officeooo:paragraph-rsid="0ae126f8" style:font-weight-asian="normal" style:font-weight-complex="normal"/>
    </style:style>
    <style:style style:name="P37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38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39" style:family="paragraph" style:parent-style-name="Standard">
      <style:text-properties style:font-name="Sans-serif" fo:font-weight="normal" officeooo:rsid="06f66ded" officeooo:paragraph-rsid="08186c64" style:font-weight-asian="normal" style:font-weight-complex="normal"/>
    </style:style>
    <style:style style:name="P40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41" style:family="paragraph" style:parent-style-name="Standard">
      <style:text-properties style:font-name="Sans-serif" fo:font-weight="normal" officeooo:rsid="081ab357" officeooo:paragraph-rsid="081ab357" style:font-weight-asian="normal" style:font-weight-complex="normal"/>
    </style:style>
    <style:style style:name="P42" style:family="paragraph" style:parent-style-name="Standard">
      <style:text-properties style:font-name="Sans-serif" officeooo:paragraph-rsid="08186c64"/>
    </style:style>
    <style:style style:name="P43" style:family="paragraph" style:parent-style-name="Standard">
      <style:text-properties style:font-name="Sans-serif" officeooo:paragraph-rsid="081ab357"/>
    </style:style>
    <style:style style:name="P44" style:family="paragraph" style:parent-style-name="Standard">
      <style:text-properties style:font-name="Sans-serif" fo:font-style="normal" fo:font-weight="normal" officeooo:rsid="06e60e0f" officeooo:paragraph-rsid="09a266a6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77070cb" officeooo:paragraph-rsid="0b16b4eb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6b4eb" style:font-weight-asian="bold" style:font-weight-complex="bold"/>
    </style:style>
    <style:style style:name="P4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2bdc99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break-before="column"/>
      <style:text-properties style:font-name="Sans-serif" fo:font-weight="bold" officeooo:rsid="06dff1f5" officeooo:paragraph-rsid="0adc4939" style:font-weight-asian="bold" style:font-weight-complex="bold"/>
    </style:style>
    <style:style style:name="P5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5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5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6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6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68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6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71" style:family="paragraph" style:parent-style-name="Heading_20_2">
      <style:text-properties officeooo:rsid="0aba7700" officeooo:paragraph-rsid="0aba7700"/>
    </style:style>
    <style:style style:name="P72" style:family="paragraph" style:parent-style-name="Heading_20_1" style:list-style-name="">
      <style:text-properties style:font-name="Sans-serif" fo:font-size="9pt" fo:font-style="normal" fo:font-weight="normal" officeooo:rsid="08b96772" officeooo:paragraph-rsid="0800b24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66ded" style:font-weight-asian="bold" style:font-weight-complex="bold"/>
    </style:style>
    <style:style style:name="T3" style:family="text">
      <style:text-properties fo:font-weight="bold" officeooo:rsid="087dfff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7a31ad" style:font-weight-asian="normal" style:font-weight-complex="normal"/>
    </style:style>
    <style:style style:name="T6" style:family="text">
      <style:text-properties fo:font-weight="normal" officeooo:rsid="027c085d" style:font-weight-asian="normal" style:font-weight-complex="normal"/>
    </style:style>
    <style:style style:name="T7" style:family="text">
      <style:text-properties fo:font-weight="normal" officeooo:rsid="0278b763" style:font-weight-asian="normal" style:font-weight-complex="normal"/>
    </style:style>
    <style:style style:name="T8" style:family="text">
      <style:text-properties fo:font-weight="normal" officeooo:rsid="02c417ad" style:font-weight-asian="normal" style:font-weight-complex="normal"/>
    </style:style>
    <style:style style:name="T9" style:family="text">
      <style:text-properties fo:font-weight="normal" officeooo:rsid="027a1814" style:font-weight-asian="normal" style:font-weight-complex="normal"/>
    </style:style>
    <style:style style:name="T10" style:family="text">
      <style:text-properties fo:font-weight="normal" officeooo:rsid="028c29cb" style:font-weight-asian="normal" style:font-weight-complex="normal"/>
    </style:style>
    <style:style style:name="T11" style:family="text">
      <style:text-properties fo:font-weight="normal" officeooo:rsid="0317d397" style:font-weight-asian="normal" style:font-weight-complex="normal"/>
    </style:style>
    <style:style style:name="T12" style:family="text">
      <style:text-properties fo:font-weight="normal" officeooo:rsid="03fa0180" style:font-weight-asian="normal" style:font-weight-complex="normal"/>
    </style:style>
    <style:style style:name="T13" style:family="text">
      <style:text-properties fo:font-weight="normal" officeooo:rsid="028a678f" style:font-weight-asian="normal" style:font-weight-complex="normal"/>
    </style:style>
    <style:style style:name="T14" style:family="text">
      <style:text-properties fo:font-weight="normal" officeooo:rsid="028aaa5c" style:font-weight-asian="normal" style:font-weight-complex="normal"/>
    </style:style>
    <style:style style:name="T15" style:family="text">
      <style:text-properties fo:font-weight="normal" officeooo:rsid="027dfbc3" style:font-weight-asian="normal" style:font-weight-complex="normal"/>
    </style:style>
    <style:style style:name="T16" style:family="text">
      <style:text-properties fo:font-weight="normal" officeooo:rsid="0280e20c" style:font-weight-asian="normal" style:font-weight-complex="normal"/>
    </style:style>
    <style:style style:name="T17" style:family="text">
      <style:text-properties fo:font-weight="normal" officeooo:rsid="05452289" style:font-weight-asian="normal" style:font-weight-complex="normal"/>
    </style:style>
    <style:style style:name="T18" style:family="text">
      <style:text-properties fo:font-weight="normal" officeooo:rsid="05486375" style:font-weight-asian="normal" style:font-weight-complex="normal"/>
    </style:style>
    <style:style style:name="T19" style:family="text">
      <style:text-properties fo:font-weight="normal" officeooo:rsid="0699c527" style:font-weight-asian="normal" style:font-weight-complex="normal"/>
    </style:style>
    <style:style style:name="T20" style:family="text">
      <style:text-properties fo:font-weight="normal" officeooo:rsid="069a0868" style:font-weight-asian="normal" style:font-weight-complex="normal"/>
    </style:style>
    <style:style style:name="T21" style:family="text">
      <style:text-properties fo:font-weight="normal" officeooo:rsid="06d90521" style:font-weight-asian="normal" style:font-weight-complex="normal"/>
    </style:style>
    <style:style style:name="T22" style:family="text">
      <style:text-properties fo:font-weight="normal" officeooo:rsid="06da29c3" style:font-weight-asian="normal" style:font-weight-complex="normal"/>
    </style:style>
    <style:style style:name="T23" style:family="text">
      <style:text-properties fo:font-weight="normal" officeooo:rsid="06da2bb5" style:font-weight-asian="normal" style:font-weight-complex="normal"/>
    </style:style>
    <style:style style:name="T24" style:family="text">
      <style:text-properties fo:font-weight="normal" officeooo:rsid="06dbb1a1" style:font-weight-asian="normal" style:font-weight-complex="normal"/>
    </style:style>
    <style:style style:name="T25" style:family="text">
      <style:text-properties fo:font-weight="normal" officeooo:rsid="06de3436" style:font-weight-asian="normal" style:font-weight-complex="normal"/>
    </style:style>
    <style:style style:name="T26" style:family="text">
      <style:text-properties fo:font-weight="normal" officeooo:rsid="06dff1f5" style:font-weight-asian="normal" style:font-weight-complex="normal"/>
    </style:style>
    <style:style style:name="T27" style:family="text">
      <style:text-properties fo:font-weight="normal" officeooo:rsid="06e285cd" style:font-weight-asian="normal" style:font-weight-complex="normal"/>
    </style:style>
    <style:style style:name="T28" style:family="text">
      <style:text-properties fo:font-weight="normal" officeooo:rsid="06e451c6" style:font-weight-asian="normal" style:font-weight-complex="normal"/>
    </style:style>
    <style:style style:name="T29" style:family="text">
      <style:text-properties fo:font-weight="normal" officeooo:rsid="06e50a70" style:font-weight-asian="normal" style:font-weight-complex="normal"/>
    </style:style>
    <style:style style:name="T30" style:family="text">
      <style:text-properties fo:font-weight="normal" officeooo:rsid="06ec7be7" style:font-weight-asian="normal" style:font-weight-complex="normal"/>
    </style:style>
    <style:style style:name="T31" style:family="text">
      <style:text-properties fo:font-weight="normal" officeooo:rsid="06ee4788" style:font-weight-asian="normal" style:font-weight-complex="normal"/>
    </style:style>
    <style:style style:name="T32" style:family="text">
      <style:text-properties fo:font-weight="normal" officeooo:rsid="06f66ded" style:font-weight-asian="normal" style:font-weight-complex="normal"/>
    </style:style>
    <style:style style:name="T33" style:family="text">
      <style:text-properties fo:font-weight="normal" officeooo:rsid="0707c051" style:font-weight-asian="normal" style:font-weight-complex="normal"/>
    </style:style>
    <style:style style:name="T34" style:family="text">
      <style:text-properties fo:font-weight="normal" officeooo:rsid="0733225e" style:font-weight-asian="normal" style:font-weight-complex="normal"/>
    </style:style>
    <style:style style:name="T35" style:family="text">
      <style:text-properties fo:font-weight="normal" officeooo:rsid="0734e510" style:font-weight-asian="normal" style:font-weight-complex="normal"/>
    </style:style>
    <style:style style:name="T36" style:family="text">
      <style:text-properties fo:font-weight="normal" officeooo:rsid="075aa9fe" style:font-weight-asian="normal" style:font-weight-complex="normal"/>
    </style:style>
    <style:style style:name="T37" style:family="text">
      <style:text-properties fo:font-weight="normal" officeooo:rsid="077070cb" style:font-weight-asian="normal" style:font-weight-complex="normal"/>
    </style:style>
    <style:style style:name="T38" style:family="text">
      <style:text-properties fo:font-weight="normal" officeooo:rsid="07fa9853" style:font-weight-asian="normal" style:font-weight-complex="normal"/>
    </style:style>
    <style:style style:name="T39" style:family="text">
      <style:text-properties fo:font-weight="normal" officeooo:rsid="07fceba0" style:font-weight-asian="normal" style:font-weight-complex="normal"/>
    </style:style>
    <style:style style:name="T40" style:family="text">
      <style:text-properties fo:font-weight="normal" officeooo:rsid="08216afc" style:font-weight-asian="normal" style:font-weight-complex="normal"/>
    </style:style>
    <style:style style:name="T41" style:family="text">
      <style:text-properties fo:font-weight="normal" officeooo:rsid="0824da02" style:font-weight-asian="normal" style:font-weight-complex="normal"/>
    </style:style>
    <style:style style:name="T42" style:family="text">
      <style:text-properties fo:font-weight="normal" officeooo:rsid="0860322e" style:font-weight-asian="normal" style:font-weight-complex="normal"/>
    </style:style>
    <style:style style:name="T43" style:family="text">
      <style:text-properties fo:font-weight="normal" officeooo:rsid="086b5bfb" style:font-weight-asian="normal" style:font-weight-complex="normal"/>
    </style:style>
    <style:style style:name="T44" style:family="text">
      <style:text-properties fo:font-weight="normal" officeooo:rsid="0880861a" style:font-weight-asian="normal" style:font-weight-complex="normal"/>
    </style:style>
    <style:style style:name="T45" style:family="text">
      <style:text-properties fo:font-weight="normal" officeooo:rsid="0817cf13" style:font-weight-asian="normal" style:font-weight-complex="normal"/>
    </style:style>
    <style:style style:name="T46" style:family="text">
      <style:text-properties fo:font-weight="normal" officeooo:rsid="08186c64" style:font-weight-asian="normal" style:font-weight-complex="normal"/>
    </style:style>
    <style:style style:name="T47" style:family="text">
      <style:text-properties fo:font-weight="normal" officeooo:rsid="081d0265" style:font-weight-asian="normal" style:font-weight-complex="normal"/>
    </style:style>
    <style:style style:name="T48" style:family="text">
      <style:text-properties fo:font-weight="normal" officeooo:rsid="081ab357" style:font-weight-asian="normal" style:font-weight-complex="normal"/>
    </style:style>
    <style:style style:name="T49" style:family="text">
      <style:text-properties fo:font-weight="normal" officeooo:rsid="081e4097" style:font-weight-asian="normal" style:font-weight-complex="normal"/>
    </style:style>
    <style:style style:name="T50" style:family="text">
      <style:text-properties fo:font-weight="normal" officeooo:rsid="082ae97e" style:font-weight-asian="normal" style:font-weight-complex="normal"/>
    </style:style>
    <style:style style:name="T51" style:family="text">
      <style:text-properties fo:font-weight="normal" officeooo:rsid="082a1ecd" style:font-weight-asian="normal" style:font-weight-complex="normal"/>
    </style:style>
    <style:style style:name="T52" style:family="text">
      <style:text-properties fo:font-weight="normal" officeooo:rsid="09341ec6" style:font-weight-asian="normal" style:font-weight-complex="normal"/>
    </style:style>
    <style:style style:name="T53" style:family="text">
      <style:text-properties fo:font-weight="normal" officeooo:rsid="0951c0c9" style:font-weight-asian="normal" style:font-weight-complex="normal"/>
    </style:style>
    <style:style style:name="T54" style:family="text">
      <style:text-properties fo:font-weight="normal" officeooo:rsid="0953ec25" style:font-weight-asian="normal" style:font-weight-complex="normal"/>
    </style:style>
    <style:style style:name="T55" style:family="text">
      <style:text-properties fo:font-weight="normal" officeooo:rsid="0997e212" style:font-weight-asian="normal" style:font-weight-complex="normal"/>
    </style:style>
    <style:style style:name="T56" style:family="text">
      <style:text-properties fo:font-weight="normal" officeooo:rsid="099c19a4" style:font-weight-asian="normal" style:font-weight-complex="normal"/>
    </style:style>
    <style:style style:name="T57" style:family="text">
      <style:text-properties fo:font-weight="normal" officeooo:rsid="06e54f5c" style:font-weight-asian="normal" style:font-weight-complex="normal"/>
    </style:style>
    <style:style style:name="T58" style:family="text">
      <style:text-properties fo:font-weight="normal" officeooo:rsid="09a2e35c" style:font-weight-asian="normal" style:font-weight-complex="normal"/>
    </style:style>
    <style:style style:name="T59" style:family="text">
      <style:text-properties fo:font-weight="normal" officeooo:rsid="09ac6697" style:font-weight-asian="normal" style:font-weight-complex="normal"/>
    </style:style>
    <style:style style:name="T60" style:family="text">
      <style:text-properties fo:font-weight="normal" officeooo:rsid="09cafdb9" style:font-weight-asian="normal" style:font-weight-complex="normal"/>
    </style:style>
    <style:style style:name="T61" style:family="text">
      <style:text-properties fo:font-weight="normal" officeooo:rsid="0ab0d59d" style:font-weight-asian="normal" style:font-weight-complex="normal"/>
    </style:style>
    <style:style style:name="T62" style:family="text">
      <style:text-properties fo:font-weight="normal" officeooo:rsid="0ab28ee4" style:font-weight-asian="normal" style:font-weight-complex="normal"/>
    </style:style>
    <style:style style:name="T63" style:family="text">
      <style:text-properties fo:font-weight="normal" officeooo:rsid="0ab29301" style:font-weight-asian="normal" style:font-weight-complex="normal"/>
    </style:style>
    <style:style style:name="T64" style:family="text">
      <style:text-properties fo:font-weight="normal" officeooo:rsid="0ab6f6a5" style:font-weight-asian="normal" style:font-weight-complex="normal"/>
    </style:style>
    <style:style style:name="T65" style:family="text">
      <style:text-properties fo:font-weight="normal" officeooo:rsid="0ab81bd2" style:font-weight-asian="normal" style:font-weight-complex="normal"/>
    </style:style>
    <style:style style:name="T66" style:family="text">
      <style:text-properties fo:font-weight="normal" officeooo:rsid="0aba3c09" style:font-weight-asian="normal" style:font-weight-complex="normal"/>
    </style:style>
    <style:style style:name="T67" style:family="text">
      <style:text-properties fo:font-weight="normal" officeooo:rsid="0aba5f19" style:font-weight-asian="normal" style:font-weight-complex="normal"/>
    </style:style>
    <style:style style:name="T68" style:family="text">
      <style:text-properties fo:font-weight="normal" officeooo:rsid="06d76c3a" style:font-weight-asian="normal" style:font-weight-complex="normal"/>
    </style:style>
    <style:style style:name="T69" style:family="text">
      <style:text-properties fo:font-weight="normal" officeooo:rsid="0abc9a3b" style:font-weight-asian="normal" style:font-weight-complex="normal"/>
    </style:style>
    <style:style style:name="T70" style:family="text">
      <style:text-properties fo:font-weight="normal" officeooo:rsid="0abd717b" style:font-weight-asian="normal" style:font-weight-complex="normal"/>
    </style:style>
    <style:style style:name="T71" style:family="text">
      <style:text-properties fo:font-weight="normal" officeooo:rsid="0abf804a" style:font-weight-asian="normal" style:font-weight-complex="normal"/>
    </style:style>
    <style:style style:name="T72" style:family="text">
      <style:text-properties fo:font-weight="normal" officeooo:rsid="0ad22882" style:font-weight-asian="normal" style:font-weight-complex="normal"/>
    </style:style>
    <style:style style:name="T73" style:family="text">
      <style:text-properties fo:font-weight="normal" officeooo:rsid="0ad38ad9" style:font-weight-asian="normal" style:font-weight-complex="normal"/>
    </style:style>
    <style:style style:name="T74" style:family="text">
      <style:text-properties fo:font-weight="normal" officeooo:rsid="0adcec30" style:font-weight-asian="normal" style:font-weight-complex="normal"/>
    </style:style>
    <style:style style:name="T75" style:family="text">
      <style:text-properties fo:font-weight="normal" officeooo:rsid="0ade38ed" style:font-weight-asian="normal" style:font-weight-complex="normal"/>
    </style:style>
    <style:style style:name="T76" style:family="text">
      <style:text-properties fo:font-weight="normal" officeooo:rsid="0ae38167" style:font-weight-asian="normal" style:font-weight-complex="normal"/>
    </style:style>
    <style:style style:name="T77" style:family="text">
      <style:text-properties fo:font-weight="normal" officeooo:rsid="0ae42245" style:font-weight-asian="normal" style:font-weight-complex="normal"/>
    </style:style>
    <style:style style:name="T78" style:family="text">
      <style:text-properties fo:font-weight="normal" officeooo:rsid="0ae65966" style:font-weight-asian="normal" style:font-weight-complex="normal"/>
    </style:style>
    <style:style style:name="T79" style:family="text">
      <style:text-properties fo:font-weight="normal" officeooo:rsid="0ae68653" style:font-weight-asian="normal" style:font-weight-complex="normal"/>
    </style:style>
    <style:style style:name="T80" style:family="text">
      <style:text-properties fo:font-weight="normal" officeooo:rsid="0ae850e2" style:font-weight-asian="normal" style:font-weight-complex="normal"/>
    </style:style>
    <style:style style:name="T81" style:family="text">
      <style:text-properties fo:font-weight="normal" officeooo:rsid="0b1c08b6" style:font-weight-asian="normal" style:font-weight-complex="normal"/>
    </style:style>
    <style:style style:name="T82" style:family="text">
      <style:text-properties fo:font-weight="normal" officeooo:rsid="0b1c6187" style:font-weight-asian="normal" style:font-weight-complex="normal"/>
    </style:style>
    <style:style style:name="T83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6dbb1a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6e60e0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81ab35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939cfe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6e54f5c" style:font-style-asian="italic" style:font-weight-asian="normal" style:font-style-complex="italic" style:font-weight-complex="normal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22da1e3" style:font-style-asian="normal" style:font-style-complex="normal"/>
    </style:style>
    <style:style style:name="T91" style:family="text">
      <style:text-properties fo:font-style="normal" officeooo:rsid="027a31ad" style:font-style-asian="normal" style:font-style-complex="normal"/>
    </style:style>
    <style:style style:name="T92" style:family="text">
      <style:text-properties fo:font-style="normal" officeooo:rsid="027b4658" style:font-style-asian="normal" style:font-style-complex="normal"/>
    </style:style>
    <style:style style:name="T93" style:family="text">
      <style:text-properties fo:font-style="normal" officeooo:rsid="0278b763" style:font-style-asian="normal" style:font-style-complex="normal"/>
    </style:style>
    <style:style style:name="T94" style:family="text">
      <style:text-properties fo:font-style="normal" officeooo:rsid="0291b3ef" style:font-style-asian="normal" style:font-style-complex="normal"/>
    </style:style>
    <style:style style:name="T95" style:family="text">
      <style:text-properties fo:font-style="normal" officeooo:rsid="028b168c" style:font-style-asian="normal" style:font-style-complex="normal"/>
    </style:style>
    <style:style style:name="T96" style:family="text">
      <style:text-properties fo:font-style="normal" officeooo:rsid="06a0b570" style:font-style-asian="normal" style:font-style-complex="normal"/>
    </style:style>
    <style:style style:name="T97" style:family="text">
      <style:text-properties fo:font-style="normal" officeooo:rsid="06a0cdc4" style:font-style-asian="normal" style:font-style-complex="normal"/>
    </style:style>
    <style:style style:name="T98" style:family="text">
      <style:text-properties fo:font-style="normal" officeooo:rsid="06a10196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9cf396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6dbb1a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6e60e0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70b513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70c489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6e54f5c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ab4633a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b2a623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150" style:family="text">
      <style:text-properties officeooo:rsid="06d76c3a"/>
    </style:style>
    <style:style style:name="T151" style:family="text">
      <style:text-properties style:font-name="Sans-serif" fo:font-weight="normal" officeooo:rsid="077070cb" style:font-weight-asian="normal" style:font-weight-complex="normal"/>
    </style:style>
    <style:style style:name="T152" style:family="text">
      <style:text-properties style:font-name="Sans-serif" fo:font-weight="normal" officeooo:rsid="098819c9" style:font-weight-asian="normal" style:font-weight-complex="normal"/>
    </style:style>
    <style:style style:name="T153" style:family="text">
      <style:text-properties style:font-name="Sans-serif" fo:font-weight="normal" officeooo:rsid="08235ec5" style:font-weight-asian="normal" style:font-weight-complex="normal"/>
    </style:style>
    <style:style style:name="T154" style:family="text">
      <style:text-properties style:font-name="Sans-serif" fo:font-weight="normal" officeooo:rsid="09367fb4" style:font-weight-asian="normal" style:font-weight-complex="normal"/>
    </style:style>
    <style:style style:name="T155" style:family="text">
      <style:text-properties style:font-name="Sans-serif" fo:font-weight="normal" officeooo:rsid="0771f9c5" style:font-weight-asian="normal" style:font-weight-complex="normal"/>
    </style:style>
    <style:style style:name="T156" style:family="text">
      <style:text-properties style:font-name="Sans-serif" fo:font-weight="normal" officeooo:rsid="085bc3a8" style:font-weight-asian="normal" style:font-weight-complex="normal"/>
    </style:style>
    <style:style style:name="T157" style:family="text">
      <style:text-properties style:font-name="Sans-serif" fo:font-weight="normal" officeooo:rsid="076cbfaa" style:font-weight-asian="normal" style:font-weight-complex="normal"/>
    </style:style>
    <style:style style:name="T158" style:family="text">
      <style:text-properties style:font-name="Sans-serif" fo:font-weight="normal" officeooo:rsid="0782aa9e" style:font-weight-asian="normal" style:font-weight-complex="normal"/>
    </style:style>
    <style:style style:name="T159" style:family="text">
      <style:text-properties style:font-name="Sans-serif" fo:font-weight="normal" officeooo:rsid="08238c6e" style:font-weight-asian="normal" style:font-weight-complex="normal"/>
    </style:style>
    <style:style style:name="T160" style:family="text">
      <style:text-properties style:font-name="Sans-serif" fo:font-weight="normal" officeooo:rsid="085da823" style:font-weight-asian="normal" style:font-weight-complex="normal"/>
    </style:style>
    <style:style style:name="T161" style:family="text">
      <style:text-properties style:font-name="Sans-serif" officeooo:rsid="077070cb"/>
    </style:style>
    <style:style style:name="T162" style:family="text">
      <style:text-properties fo:font-size="9pt" fo:font-weight="normal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6ef6a46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709c89e" style:font-size-asian="9pt" style:font-weight-asian="normal" style:font-size-complex="9pt" style:font-weight-complex="normal"/>
    </style:style>
    <style:style style:name="T170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17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72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173" style:family="text">
      <style:text-properties fo:font-size="9pt" fo:font-weight="normal" officeooo:rsid="07647eef" style:font-size-asian="9pt" style:font-weight-asian="normal" style:font-size-complex="9pt" style:font-weight-complex="normal"/>
    </style:style>
    <style:style style:name="T17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75" style:family="text">
      <style:text-properties fo:font-size="9pt" fo:font-weight="normal" officeooo:rsid="0771f9c5" style:font-size-asian="9pt" style:font-weight-asian="normal" style:font-size-complex="9pt" style:font-weight-complex="normal"/>
    </style:style>
    <style:style style:name="T17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17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80cf236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82aad2e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833e1a5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8a7ed09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9376041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9552ec7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9568a37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9570c6a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07" style:family="text">
      <style:text-properties fo:font-size="9pt" style:font-size-asian="9pt" style:font-size-complex="9pt"/>
    </style:style>
    <style:style style:name="T208" style:family="text">
      <style:text-properties fo:font-size="9pt" officeooo:rsid="0954d4dc" style:font-size-asian="9pt" style:font-size-complex="9pt"/>
    </style:style>
    <style:style style:name="T20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fo:font-size="9pt" fo:font-style="normal" fo:font-weight="normal" officeooo:rsid="06dff1f5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fo:font-size="9pt" fo:font-style="normal" fo:font-weight="normal" officeooo:rsid="06e9786e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fo:font-size="9pt" fo:font-style="normal" fo:font-weight="normal" officeooo:rsid="0974377b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fo:font-size="9pt" fo:font-style="normal" fo:font-weight="normal" officeooo:rsid="0a05dd25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224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af50c52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af71339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af88c54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afa39cb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afb5c99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b03066f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b049d00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10559c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b10e826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b1143b8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b12fdab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style:font-size-asian="9pt" style:font-style-asian="normal" style:font-size-complex="9pt" style:font-style-complex="normal"/>
    </style:style>
    <style:style style:name="T257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258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259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260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261" style:family="text">
      <style:text-properties officeooo:rsid="06e54f5c"/>
    </style:style>
    <style:style style:name="T262" style:family="text">
      <style:text-properties officeooo:rsid="070693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2">Meta Moves</text:h>
      <text:p text:style-name="P3">Moves – <text:span text:style-name="T61">Moves are things you do to </text:span><text:span text:style-name="T62">establish, </text:span><text:span text:style-name="T61">advance, </text:span><text:span text:style-name="T62">or alter</text:span><text:span text:style-name="T61"> the story </text:span><text:span text:style-name="T70">you’re</text:span><text:span text:style-name="T69"> telling together</text:span><text:span text:style-name="T61">. </text:span><text:span text:style-name="T64">Some are very broad and open-ended, while some are very </text:span><text:span text:style-name="T66">narrow and </text:span><text:span text:style-name="T64">specific. </text:span><text:span text:style-name="T80">Some might resolve in nearly an instant, while some might take a long time. </text:span><text:span text:style-name="T64">Some are always active, and some have specific trigger conditions. </text:span><text:span text:style-name="T65">Often you must spend a resource to make a move.</text:span></text:p>
      <text:p text:style-name="P32"/>
      <text:p text:style-name="P3"><text:span text:style-name="T62">Most moves describe </text:span><text:span text:style-name="T63">an </text:span><text:span text:style-name="T62">in-game effect, </text:span><text:span text:style-name="T63">but meta moves describe some aspect of the game itself. </text:span><text:span text:style-name="T67">This is a meta move.</text:span></text:p>
      <text:p text:style-name="P5"/>
      <text:h text:style-name="P54" text:outline-level="2"><text:span text:style-name="T90">Respect our limits</text:span><text:span text:style-name="T103"> – This game </text:span><text:span text:style-name="T114">is </text:span><text:span text:style-name="T113">for everyone at the table</text:span><text:span text:style-name="T103">. If somebody </text:span><text:span text:style-name="T104">needs to </text:span><text:span text:style-name="T83">state a limit</text:span><text:span text:style-name="T103">, immediately cut away or fade to black from whatever is upsetting them. Talk as a table about how to continue the story while </text:span><text:span text:style-name="T122">embracing</text:span><text:span text:style-name="T103"> the limit.</text:span></text:h>
      <text:list xml:id="list911700739" text:style-name="L1">
        <text:list-header>
          <text:h text:style-name="P55" text:outline-level="2"/>
          <text:h text:style-name="P55" text:outline-level="2"><text:span text:style-name="T89">State a limit – </text:span><text:span text:style-name="T99">This is a game to have fun. If some theme, activity, or imagery of the story is ruining your fun, speak up. </text:span><text:span text:style-name="T100">You don’t have to explain why, you only have to </text:span><text:span text:style-name="T101">indicate </text:span><text:span text:style-name="T100">what.</text:span></text:h>
        </text:list-header>
      </text:list>
      <text:h text:style-name="P60" text:outline-level="2"/>
      <text:h text:style-name="P56" text:outline-level="2"><text:span text:style-name="T89">Think cinematically – </text:span><text:span text:style-name="T99">This game works better when </text:span><text:span text:style-name="T142">you</text:span><text:span text:style-name="T99"> think like </text:span><text:span text:style-name="T142">you’re </text:span><text:span text:style-name="T99">directing a </text:span><text:span text:style-name="T112">tv series more</text:span><text:span text:style-name="T99"> than writing a novel. Focus on what </text:span><text:span text:style-name="T142">you </text:span><text:span text:style-name="T99">can perceive with </text:span><text:span text:style-name="T143">you</text:span><text:span text:style-name="T144">r</text:span><text:span text:style-name="T143"> </text:span><text:span text:style-name="T99">(supernatural?) senses </text:span><text:span text:style-name="T109">here in the moment.</text:span></text:h>
      <text:h text:style-name="P65" text:outline-level="2"/>
      <text:h text:style-name="P57" text:outline-level="2"><text:span text:style-name="T89">Invent fiction</text:span><text:span text:style-name="T99"> – </text:span><text:span text:style-name="T115">This game shines when you s</text:span><text:span text:style-name="T99">peak up </text:span><text:span text:style-name="T115">to </text:span><text:span text:style-name="T124">refine, </text:span><text:span text:style-name="T131">improve,</text:span><text:span text:style-name="T123"> or </text:span><text:span text:style-name="T130">augment</text:span><text:span text:style-name="T123"> </text:span><text:span text:style-name="T125">the </text:span><text:span text:style-name="T128">scenario</text:span><text:span text:style-name="T99">. </text:span><text:span text:style-name="T126">It needs to make sense, and t</text:span><text:span text:style-name="T121">he </text:span><text:span text:style-name="T140">GM</text:span><text:span text:style-name="T121"> has final veto, but the </text:span><text:span text:style-name="T127">only firm rule</text:span><text:span text:style-name="T121"> is: </text:span><text:span text:style-name="T102">don’t contradict anything already established. </text:span><text:span text:style-name="T91">Use this to set up </text:span><text:span text:style-name="T98">a</text:span><text:span text:style-name="T91"> move </text:span><text:span text:style-name="T149">or</text:span><text:span text:style-name="T91"> </text:span><text:span text:style-name="T92">just </text:span><text:span text:style-name="T97">to </text:span><text:span text:style-name="T91">make </text:span><text:span text:style-name="T96">shit</text:span><text:span text:style-name="T91"> cooler.</text:span></text:h>
      <text:h text:style-name="P61" text:outline-level="2"/>
      <text:h text:style-name="P66" text:outline-level="2"><text:span text:style-name="T105">Ex.</text:span><text:span text:style-name="T5"> </text:span><text:span text:style-name="T6">T</text:span><text:span text:style-name="T7">he</text:span><text:span text:style-name="T75">y’re </text:span><text:span text:style-name="T7">wearing </text:span><text:span text:style-name="T8">my</text:span><text:span text:style-name="T7"> favorite </text:span><text:span text:style-name="T9">designer. </text:span><text:span text:style-name="T14">My</text:span><text:span text:style-name="T15"> </text:span><text:span text:style-name="T71">fur</text:span><text:span text:style-name="T15"> is </text:span><text:span text:style-name="T20">saturated violet</text:span><text:span text:style-name="T16">. </text:span><text:span text:style-name="T19">Lucky </text:span><text:span text:style-name="T10">I’ve always got my boot knife.</text:span><text:span text:style-name="T9"> </text:span><text:span text:style-name="T5">Maybe the </text:span><text:span text:style-name="T11">roof</text:span><text:span text:style-name="T5"> collapsed in one corner. </text:span><text:span text:style-name="T6">It’s a huge gun, </text:span><text:span text:style-name="T12">just</text:span><text:span text:style-name="T6"> a fucking giant revolver with shells like Vienna sausages</text:span><text:span text:style-name="T13">.</text:span><text:span text:style-name="T6"> </text:span><text:span text:style-name="T18">Surely there’s </text:span><text:span text:style-name="T17">a forklift in this warehouse.</text:span></text:h>
      <text:h text:style-name="P63" text:outline-level="2"/>
      <text:h text:style-name="P58" text:outline-level="2"><text:span text:style-name="T93">B</text:span><text:span text:style-name="T89">e curious, not cautious –</text:span><text:span text:style-name="T99"> </text:span><text:span text:style-name="T117">This</text:span><text:span text:style-name="T99"> game is more fun when </text:span><text:span text:style-name="T145">you</text:span><text:span text:style-name="T99"> play to find out what happens </text:span><text:span text:style-name="T106">than when </text:span><text:span text:style-name="T145">you </text:span><text:span text:style-name="T106">play to keep </text:span><text:span text:style-name="T146">y</text:span><text:span text:style-name="T106">our character </text:span><text:span text:style-name="T148">content</text:span><text:span text:style-name="T106">. </text:span><text:span text:style-name="T107">Stories about people who never </text:span><text:span text:style-name="T119">take risks, never </text:span><text:span text:style-name="T107">get hurt, who never fail </text:span><text:span text:style-name="T108">leave </text:span><text:span text:style-name="T107">fewer memories than stories about </text:span><text:span text:style-name="T108">a hot fucking mess</text:span><text:span text:style-name="T111">.</text:span></text:h>
      <text:h text:style-name="P62" text:outline-level="2"/>
      <text:h text:style-name="P59" text:outline-level="2"><text:span text:style-name="T95">D</text:span><text:span text:style-name="T94">on’t sweat the meta – </text:span><text:span text:style-name="T116">In this game, i</text:span><text:span text:style-name="T118">t’s okay for you to know things </text:span><text:span text:style-name="T120">that</text:span><text:span text:style-name="T118"> you don’t know, and to act on that knowledge when it would make </text:span><text:span text:style-name="T129">shit</text:span><text:span text:style-name="T118"> cooler. </text:span><text:span text:style-name="T141">Likewise, don’t talk around what you’re doing. Be plain so that everybody at the table can understand the badass shit you’re doing.</text:span></text:h>
      <text:h text:style-name="P64" text:outline-level="2"/>
      <text:h text:style-name="P67" text:outline-level="2"><text:span text:style-name="T257">Dispute</text:span><text:span text:style-name="T256"> fiction </text:span><text:span text:style-name="T209">– Sometimes the </text:span><text:span text:style-name="T226">GM</text:span><text:span text:style-name="T209"> will say something they think is cool, but that just ruins the story </text:span><text:span text:style-name="T221">for you</text:span><text:span text:style-name="T209">. </text:span><text:span text:style-name="T222">You’</text:span><text:span text:style-name="T223">re</text:span><text:span text:style-name="T222"> </text:span><text:span text:style-name="T224">trying</text:span><text:span text:style-name="T222"> to </text:span><text:span text:style-name="T260">be curious, not cautious</text:span><text:span text:style-name="T222"> but whatever the </text:span><text:span text:style-name="T226">GM</text:span><text:span text:style-name="T222"> said just seems to cheapen the whole damn thing for you. Speak up and negotiate </text:span><text:span text:style-name="T225">an</text:span><text:span text:style-name="T222"> alternative.</text:span></text:h>
      <text:p text:style-name="P6"/>
      <text:p text:style-name="P10"><text:span text:style-name="T207">Labeled </text:span><text:span text:style-name="T208">items</text:span><text:span text:style-name="T207"> –</text:span><text:span text:style-name="T162"> </text:span><text:span text:style-name="T195">Some </text:span><text:span text:style-name="T198">item</text:span><text:span text:style-name="T195"> names are written with a colon. For example, “Thread: Conjure elements”. In this case “Thread” is the label, and the </text:span><text:span text:style-name="T199">item</text:span><text:span text:style-name="T195"> is “Conjure elements”. </text:span><text:span text:style-name="T196">An entire subsection of your playbook might also be labeled; this is the same as if every </text:span><text:span text:style-name="T200">item</text:span><text:span text:style-name="T196"> in that section were individually labeled the same way.</text:span></text:p>
      <text:p text:style-name="P23"/>
      <text:p text:style-name="P10"><text:span text:style-name="T195">Instead of a specific </text:span><text:span text:style-name="T201">item</text:span><text:span text:style-name="T195">, a move may mention a label instead. This refers to any or all </text:span><text:span text:style-name="T201">item </text:span><text:span text:style-name="T195">names prefixed with that label.</text:span></text:p>
      <text:p text:style-name="P6"/>
      <text:p text:style-name="P6">Bought and free items – <text:span text:style-name="T4">Some </text:span><text:span text:style-name="T37">items</text:span><text:span text:style-name="T4"> are presented with a</text:span><text:span text:style-name="T60">n empty</text:span><text:span text:style-name="T4"> </text:span><text:span text:style-name="T171">○ </text:span><text:span text:style-name="T162">in front of </text:span><text:span text:style-name="T182">them</text:span><text:span text:style-name="T172">; these items must be purchased during character creation or with XP </text:span><text:span text:style-name="T184">during play</text:span><text:span text:style-name="T172">. </text:span><text:span text:style-name="T179">Items with a </text:span><text:span text:style-name="T180">filled </text:span><text:span text:style-name="T171">● </text:span><text:span text:style-name="T179">are </text:span><text:span text:style-name="T180">free if your playbook contains them.</text:span></text:p>
      <text:p text:style-name="P26"/>
      <text:p text:style-name="P12"><text:span text:style-name="T180">I</text:span><text:span text:style-name="T162">tems prefixed with </text:span><text:span text:style-name="T212">△ </text:span><text:span text:style-name="T213">are bought</text:span><text:span text:style-name="T209"> </text:span><text:span text:style-name="T217">only </text:span><text:span text:style-name="T209">if </text:span><text:span text:style-name="T214">your</text:span><text:span text:style-name="T209"> playbook, </text:span><text:span text:style-name="T216">a move, or the GM</text:span><text:span text:style-name="T209"> says </text:span><text:span text:style-name="T218">you get them</text:span><text:span text:style-name="T209">. They cannot be bought </text:span><text:span text:style-name="T215">otherwise.</text:span></text:p>
      <text:p text:style-name="P6"/>
      <text:p text:style-name="P7"><text:span text:style-name="T183">I</text:span><text:span text:style-name="T177">tems</text:span><text:span text:style-name="T172"> </text:span><text:span text:style-name="T194">with neither</text:span><text:span text:style-name="T172"> </text:span><text:span text:style-name="T212">△, </text:span><text:span text:style-name="T171">○, </text:span><text:span text:style-name="T202">nor</text:span><text:span text:style-name="T181"> </text:span><text:span text:style-name="T171">● </text:span><text:span text:style-name="T172">are </text:span><text:span text:style-name="T178">automatically </text:span><text:span text:style-name="T205">in play</text:span><text:span text:style-name="T172"> if your playbook contains them.</text:span></text:p>
      <text:p text:style-name="P24"/>
      <text:p text:style-name="P8"><text:span text:style-name="T262">Rolling – </text:span><text:span text:style-name="T33">A move may say that you roll dice to find out what happens. </text:span><text:span text:style-name="T25">You’ll always roll 2d6. Depending on the move, you </text:span><text:span text:style-name="T74">might</text:span><text:span text:style-name="T25"> add a modifier—</text:span><text:span text:style-name="T26">often an </text:span><text:span text:style-name="T44">a</text:span><text:span text:style-name="T26">bility</text:span><text:span text:style-name="T25">. The GM may also tell you that there’s a penalty or bonus to the roll for some fictional reason. </text:span><text:span text:style-name="T39">Sum </text:span><text:span text:style-name="T58">everything that applies</text:span><text:span text:style-name="T39"> </text:span><text:span text:style-name="T40">then</text:span><text:span text:style-name="T39"> </text:span><text:span text:style-name="T42">cap </text:span><text:span text:style-name="T39">at ±3 before </text:span><text:span text:style-name="T52">adding to the dice roll</text:span><text:span text:style-name="T39">.</text:span></text:p>
      <text:p text:style-name="P33"/>
      <text:p text:style-name="P33"/>
      <text:p text:style-name="P53"><text:span text:style-name="T25">T</text:span><text:span text:style-name="T4">he results of a roll </text:span><text:span text:style-name="T28">will be </text:span><text:span text:style-name="T4">one of the following:</text:span></text:p>
      <text:p text:style-name="P34"/>
      <text:p text:style-name="P2"><text:span text:style-name="T166">⚅⚅ </text:span><text:span text:style-name="T4">12+: Crit</text:span><text:span text:style-name="T27">ical Success</text:span></text:p>
      <text:p text:style-name="P2"><text:span text:style-name="T166">⚃⚅ </text:span><text:span text:style-name="T4">10</text:span><text:span text:style-name="T29">-</text:span><text:span text:style-name="T4">11: </text:span><text:span text:style-name="T165">Full Success</text:span></text:p>
      <text:p text:style-name="P2"><text:span text:style-name="T166">⚂⚃ </text:span><text:span text:style-name="T162">7+: Qualified </text:span><text:span text:style-name="T163">S</text:span><text:span text:style-name="T162">uccess</text:span></text:p>
      <text:p text:style-name="P2"><text:span text:style-name="T166">⚀⚀ </text:span><text:span text:style-name="T173">2</text:span><text:span text:style-name="T195">-6: </text:span><text:span text:style-name="T164">Failure</text:span></text:p>
      <text:p text:style-name="P25"/>
      <text:p text:style-name="P19"><text:span text:style-name="T258">C</text:span><text:span text:style-name="T256">locks – </text:span><text:span text:style-name="T209">Clocks are </text:span><text:span text:style-name="T227">an </text:span><text:span text:style-name="T209">abstract representation of tension mounting </text:span><text:span text:style-name="T237">with progress or </text:span><text:span text:style-name="T228">activity </text:span><text:span text:style-name="T237">over tim</text:span><text:span text:style-name="T238">e. </text:span><text:span text:style-name="T229">A clock has a title and some number of ticks between 1 and 8. </text:span><text:span text:style-name="T232">When the last tick is filled</text:span><text:span text:style-name="T231">, </text:span><text:span text:style-name="T241">whatever the title says happens.</text:span></text:p>
      <text:p text:style-name="P29"/>
      <text:p text:style-name="P18"><text:span text:style-name="T233">Usually the title says exactly what’s going to happen. </text:span><text:span text:style-name="T234">Even if it’s a surprise, </text:span><text:span text:style-name="T242">though</text:span><text:span text:style-name="T234">, </text:span><text:span text:style-name="T240">the title </text:span><text:span text:style-name="T234">should at least </text:span><text:span text:style-name="T240">be </text:span><text:span text:style-name="T234">an opaque reference that folks will understand after the event occurs.</text:span></text:p>
      <text:p text:style-name="P30"/>
      <text:p text:style-name="P20"><text:span text:style-name="T238">The time a clock represents is highly abstract. It might be a few seconds to blow the vault before the guards arrive. </text:span><text:span text:style-name="T239">O</text:span><text:span text:style-name="T238">r it might be months </text:span><text:span text:style-name="T239">before you’ve completed your dissertation. </text:span><text:span text:style-name="T235">For events truly dependent on the passive passage of time, each tick might represent a fixed interval of time.</text:span></text:p>
      <text:p text:style-name="P30"/>
      <text:p text:style-name="P21"><text:span text:style-name="T230">T</text:span><text:span text:style-name="T209">he number of </text:span><text:span text:style-name="T235">ticks in a clock </text:span><text:span text:style-name="T245">typically </text:span><text:span text:style-name="T235">correspond</text:span><text:span text:style-name="T243">s</text:span><text:span text:style-name="T235"> more to the abstract steps it takes for the event to occur </text:span><text:span text:style-name="T236">than any fixed amount of time</text:span><text:span text:style-name="T235">. More complicated processes </text:span><text:span text:style-name="T244">just naturally </text:span><text:span text:style-name="T235">take longer coming to fruition.</text:span></text:p>
      <text:p text:style-name="P31"/>
      <text:p text:style-name="P22"><text:span text:style-name="T259">T</text:span><text:span text:style-name="T256">ick a clock –</text:span><text:span text:style-name="T209"> Tick a clock when a move or the GM says to.</text:span></text:p>
      <text:p text:style-name="P45"/>
      <text:p text:style-name="P47"/>
      <text:p text:style-name="P48"><text:span text:style-name="T161">Resources –</text:span><text:span text:style-name="T151"> </text:span><text:span text:style-name="T152">A r</text:span><text:span text:style-name="T151">esource </text:span><text:span text:style-name="T152">is </text:span><text:span text:style-name="T151">some tracked asset or </text:span><text:span text:style-name="T153">quality</text:span><text:span text:style-name="T151"> </text:span><text:span text:style-name="T154">referenced</text:span><text:span text:style-name="T151"> in certain moves. </text:span><text:span text:style-name="T155">Each point of a </text:span><text:span text:style-name="T156">particular r</text:span><text:span text:style-name="T155">esource is represented with a</text:span><text:span text:style-name="T151"> </text:span><text:span text:style-name="T157">▢. </text:span><text:span text:style-name="T158">Some resources come in ranks </text:span><text:span text:style-name="T159">of advancement, </text:span><text:span text:style-name="T160">permitting you to hold more points</text:span><text:span text:style-name="T158">.</text:span></text:p>
      <text:p text:style-name="P27"/>
      <text:p text:style-name="P9"><text:span text:style-name="T176">When you spend or lose a resource, erase a filled </text:span><text:span text:style-name="T174">▢. </text:span><text:span text:style-name="T176">If you don’t have any filled </text:span><text:span text:style-name="T174">▢, </text:span><text:span text:style-name="T176">you cannot spend the resource, </text:span><text:span text:style-name="T186">so you cannot make moves that require you do so</text:span><text:span text:style-name="T176">. </text:span><text:span text:style-name="T203">Likewise, if you don’t have any filled </text:span><text:span text:style-name="T174">▢, </text:span><text:span text:style-name="T203">and a move tells you to lose a resource, just don’t erase anything—any other effects or consequences of the move still happen as normal, though.</text:span></text:p>
      <text:p text:style-name="P27"/>
      <text:p text:style-name="P9"><text:span text:style-name="T176">When you </text:span><text:span text:style-name="T197">restore or </text:span><text:span text:style-name="T176">gain a resource, fill a </text:span><text:span text:style-name="T174">▢. </text:span><text:span text:style-name="T175">You cannot have more of a </text:span><text:span text:style-name="T185">r</text:span><text:span text:style-name="T175">esource than your playbook has </text:span><text:span text:style-name="T174">▢ </text:span><text:span text:style-name="T175">for that item.</text:span></text:p>
      <text:p text:style-name="P35"/>
      <text:p text:style-name="P11"><text:span text:style-name="T150">Abilities –</text:span><text:span text:style-name="T68"> Abilities </text:span><text:span text:style-name="T78">describe proficiency</text:span><text:span text:style-name="T68"> well outside the expectations o</text:span><text:span text:style-name="T59">n</text:span><text:span text:style-name="T68"> a </text:span><text:span text:style-name="T43">random </text:span><text:span text:style-name="T68">human being. They might be skills you’ve developed to professional or exceptional levels, or they might be truly </text:span><text:span text:style-name="T22">unique, </text:span><text:span text:style-name="T68">extraordinary, or </text:span><text:span text:style-name="T21">even </text:span><text:span text:style-name="T53">supernatural</text:span><text:span text:style-name="T68"> </text:span><text:span text:style-name="T35">techniques </text:span><text:span text:style-name="T23">you’ve got</text:span><text:span text:style-name="T68">. </text:span><text:span text:style-name="T24">In short, </text:span><text:span text:style-name="T79">while moves say what you’re doing to advance the story</text:span><text:span text:style-name="T24">, </text:span><text:span text:style-name="T41">a</text:span><text:span text:style-name="T24">bilities describe </text:span><text:span text:style-name="T84">how</text:span><text:span text:style-name="T132"> you </text:span><text:span text:style-name="T139">make moves.</text:span></text:p>
      <text:p text:style-name="P36"/>
      <text:p text:style-name="P4"><text:span text:style-name="T34">When you first </text:span><text:span text:style-name="T54">get</text:span><text:span text:style-name="T34"> an </text:span><text:span text:style-name="T41">a</text:span><text:span text:style-name="T34">bility, it starts at </text:span><text:span text:style-name="T38">+</text:span><text:span text:style-name="T34">0—</text:span><text:span text:style-name="T36">even this </text:span><text:span text:style-name="T4">gives you almost a 60% chance of success. </text:span><text:span text:style-name="T38">Each additional </text:span><text:span text:style-name="T171">○ </text:span><text:span text:style-name="T177">you buy </text:span><text:span text:style-name="T178">gives you another +1 to your modifier. </text:span></text:p>
      <text:p text:style-name="P28"/>
      <text:p text:style-name="P4"><text:span text:style-name="T191">If you haven’t bought an ability, </text:span><text:span text:style-name="T192">but use a move that says to roll with it anyway</text:span><text:span text:style-name="T191">, </text:span><text:span text:style-name="T193">roll with -1.</text:span></text:p>
      <text:p text:style-name="P28"/>
      <text:p text:style-name="P13"><text:span text:style-name="T206">Some abilities have more than 3 </text:span><text:span text:style-name="T171">○ </text:span><text:span text:style-name="T204">available</text:span><text:span text:style-name="T171">. </text:span><text:span text:style-name="T188">Buying </text:span><text:span text:style-name="T206">extra </text:span><text:span text:style-name="T171">○ </text:span><text:span text:style-name="T206">let</text:span><text:span text:style-name="T189">s</text:span><text:span text:style-name="T206"> you soak up penalties to rolls, </text:span><text:span text:style-name="T187">but</text:span><text:span text:style-name="T206"> </text:span><text:span text:style-name="T190">doesn’t </text:span><text:span text:style-name="T206">let you exceed the maximum modifier.</text:span></text:p>
      <text:p text:style-name="P37"/>
      <text:p text:style-name="P14">Status – <text:span text:style-name="T4">A status is a </text:span><text:span text:style-name="T76">short, descriptive phrase describing a </text:span><text:span text:style-name="T4">condition or state that is true; </text:span><text:span text:style-name="T55">potentially about you, anybody else, or even an item or place. </text:span><text:span text:style-name="T56">When a move or the GM says you or something of yours gets a status, write it down. As long as it’s written down, no aspect of the fiction can violate its truth.</text:span></text:p>
      <text:p text:style-name="P38"/>
      <text:p text:style-name="P17"><text:span text:style-name="T56">Y</text:span><text:span text:style-name="T4">ou can have an unlimited number of statuses. Likewise, they are not restricted to a predefined list. </text:span><text:span text:style-name="T81">Write your </text:span><text:span text:style-name="T82">active and permanent </text:span><text:span text:style-name="T81">statuses down in a notebook.</text:span></text:p>
      <text:p text:style-name="P38"/>
      <text:p text:style-name="P16">Remove a status –<text:span text:style-name="T4"> You can </text:span><text:span text:style-name="T77">erase</text:span><text:span text:style-name="T4"> a status when a move or the GM says you can, or when it no longer makes sense for it to be true.</text:span></text:p>
      <text:p text:style-name="P16"/>
      <text:p text:style-name="P46"><text:span text:style-name="T246">Exploit status – </text:span><text:span text:style-name="T247">When you </text:span><text:span text:style-name="T248">make </text:span><text:span text:style-name="T247">a move, </text:span><text:span text:style-name="T249">you can </text:span><text:span text:style-name="T250">describe</text:span><text:span text:style-name="T247"> how you’re capitalizing on a </text:span><text:span text:style-name="T251">status currently in play </text:span><text:span text:style-name="T252">to</text:span><text:span text:style-name="T253"> </text:span><text:span text:style-name="T254">add </text:span><text:span text:style-name="T253">+1 on your move. </text:span><text:span text:style-name="T255">You can only exploit one status in a move.</text:span></text:p>
      <text:p text:style-name="P37"/>
      <text:p text:style-name="P42"><text:span text:style-name="T1">Basic Moves –</text:span> <text:span text:style-name="T30">Basic </text:span><text:span text:style-name="T31">moves </text:span><text:span text:style-name="T45">share a common </text:span><text:span text:style-name="T46">formula</text:span><text:span text:style-name="T32">. </text:span><text:span text:style-name="T46">Any move listed in your playbook under a Basic Moves heading uses this formula.</text:span></text:p>
      <text:p text:style-name="P39"/>
      <text:p text:style-name="P43"><text:span text:style-name="T32">When you make a basic move, state your goal and describe how you’re achieving it. </text:span><text:span text:style-name="T47">Based on the narrative and your description, t</text:span><text:span text:style-name="T48">he GM will tell you your </text:span><text:span text:style-name="T86">effect level</text:span><text:span text:style-name="T136"> </text:span><text:span text:style-name="T138">and any bonuses or penalties to the roll</text:span><text:span text:style-name="T136">.</text:span><text:span text:style-name="T48"> </text:span><text:span text:style-name="T49">Y</text:span><text:span text:style-name="T48">ou can decide whether </text:span><text:span text:style-name="T50">you want to go for it or amend your plan.</text:span></text:p>
      <text:p text:style-name="P41"/>
      <text:p text:style-name="P43"><text:span text:style-name="T32">If you</text:span><text:span text:style-name="T51">r description </text:span><text:span text:style-name="T72">or a move</text:span><text:span text:style-name="T51"> has you </text:span><text:span text:style-name="T32">making the move using </text:span><text:span text:style-name="T73">an </text:span><text:span text:style-name="T3">a</text:span><text:span text:style-name="T2">bility</text:span><text:span text:style-name="T32"> you’ve got, roll with that. Otherwise roll with </text:span><text:span text:style-name="T2">-1</text:span><text:span text:style-name="T32">.</text:span></text:p>
      <text:p text:style-name="P40"/>
      <text:p text:style-name="P49"><text:span text:style-name="T162">⚅⚅ </text:span><text:span text:style-name="T167">Y</text:span><text:span text:style-name="T162">ou succeed </text:span><text:span text:style-name="T170">stunningly</text:span><text:span text:style-name="T162"> and gain some additional benefit. Each basic move describes what.</text:span></text:p>
      <text:p text:style-name="P51"><text:span text:style-name="T166">⚃⚅ </text:span><text:span text:style-name="T167">Y</text:span><text:span text:style-name="T166">ou succeed as </text:span><text:span text:style-name="T168">you’ve </text:span><text:span text:style-name="T166">described.</text:span></text:p>
      <text:p text:style-name="P50"><text:span text:style-name="T162">⚂⚃ </text:span><text:span text:style-name="T167">Y</text:span><text:span text:style-name="T162">ou succeed but there’s some trade-off, consequence, or complication that the GM will decide.</text:span></text:p>
      <text:p text:style-name="P50"><text:span text:style-name="T162">⚀⚀ </text:span><text:span text:style-name="T168">S</text:span><text:span text:style-name="T162">omething didn’t go right. </text:span><text:span text:style-name="T168">It might not be your fault, but you didn’t achieve your goal.</text:span></text:p>
      <text:p text:style-name="P40"/>
      <text:p text:style-name="P15"><text:span text:style-name="T261">Effect Level – </text:span><text:span text:style-name="T57">When you make a </text:span><text:span text:style-name="T87">basic move</text:span><text:span text:style-name="T57">, before you roll, the GM will tell you what level of effect you can expect to have from </text:span><text:span text:style-name="T169">a Full Success</text:span><text:span text:style-name="T57">. For instance, you want to </text:span><text:span text:style-name="T88">fuck ‘em up</text:span><text:span text:style-name="T137"> using your 9mm against a battle tank: even if you succeed in making the shot, you’re probably not going to achieve much </text:span><text:span text:style-name="T134">but scratch the paint</text:span><text:span text:style-name="T137">. </text:span><text:span text:style-name="T133">On the other hand, if you’re gunner in the tank, </text:span><text:span text:style-name="T85">fuck ‘em up</text:span><text:span text:style-name="T133"> is gonna be a lot more effective </text:span><text:span text:style-name="T135">in returning fire.</text:span></text:p>
      <text:p text:style-name="P44"/>
      <text:p text:style-name="P44">Effect levels are as follows:</text:p>
      <text:list xml:id="list926260738" text:style-name="L2">
        <text:list-item>
          <text:p text:style-name="P68"><text:span text:style-name="T99">Zero – your move will have no benefit, even with a </text:span><text:span text:style-name="T210">⚅⚅.</text:span></text:p>
        </text:list-item>
        <text:list-item>
          <text:p text:style-name="P69"><text:span text:style-name="T209">Limited – your move won’t have its usual punch. </text:span><text:span text:style-name="T219">You might do less harm or only partially complete your goal.</text:span></text:p>
        </text:list-item>
        <text:list-item>
          <text:p text:style-name="P69"><text:span text:style-name="T209">Standard – your move </text:span><text:span text:style-name="T211">will do what it says.</text:span></text:p>
        </text:list-item>
        <text:list-item>
          <text:p text:style-name="P70"><text:span text:style-name="T209">Great – your move is really gonna knock ‘em dead. </text:span><text:span text:style-name="T219">You might do more harm or complete your goal very </text:span><text:span text:style-name="T220">efficiently</text:span><text:span text:style-name="T219">.</text:span></text:p>
        </text:list-item>
      </text:list>
      <text:h text:style-name="P72" text:outline-level="1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6d76c3a" officeooo:paragraph-rsid="06d76c3a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Mutagen Eng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0:13:48.334786590</dc:date>
    <meta:editing-duration>P6DT3H25M26S</meta:editing-duration>
    <meta:editing-cycles>250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3" meta:word-count="1588" meta:character-count="8725" meta:non-whitespace-character-count="7173"/>
  </office:meta>
</office:document-meta>
</file>